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361b" officeooo:paragraph-rsid="0002361b"/>
    </style:style>
    <style:style style:name="T1" style:family="text">
      <style:text-properties officeooo:rsid="0003c8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vcits amlapuram <text:span text:style-name="T1">533201</text:span></text:p>
      <text:p text:style-name="P1"/>
      <text:p text:style-name="P1"/>
      <text:p text:style-name="P1">ssc</text:p>
      <text:p text:style-name="P1">diploma</text:p>
      <text:p text:style-name="P1">b.tech</text:p>
      <text:p text:style-name="P1">m.tech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31T16:25:23.021000000</dc:date>
    <meta:editing-duration>PT1M55S</meta:editing-duration>
    <meta:editing-cycles>2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5" meta:word-count="7" meta:character-count="45" meta:non-whitespace-character-count="43"/>
  </office:meta>
</office:document-meta>
</file>